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ny" style:font-family-generic="modern" style:font-pitch="fixed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style:font-name="Cambria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Cambria" style:font-name-complex="Times New Roman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P7" style:family="paragraph" style:parent-style-name="Standard">
      <style:text-properties style:language-asian="pl" style:country-asian="PL"/>
    </style:style>
    <style:style style:name="P8" style:family="paragraph" style:parent-style-name="Standard" style:master-page-name="Standard">
      <style:paragraph-properties fo:text-align="end" style:justify-single-word="false" style:page-number="auto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text-align="justify" style:justify-single-word="false" fo:break-before="page"/>
    </style:style>
    <style:style style:name="P12" style:family="paragraph" style:parent-style-name="List_20_Paragraph" style:list-style-name="WWNum9">
      <style:paragraph-properties fo:text-align="justify" style:justify-single-word="false"/>
    </style:style>
    <style:style style:name="P13" style:family="paragraph" style:parent-style-name="List_20_Paragraph" style:list-style-name="WWNum10"/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style:font-name="Cambria" fo:font-size="14pt" style:font-size-asian="14pt" style:font-name-complex="Times New Roman1" style:font-size-complex="14pt"/>
    </style:style>
    <style:style style:name="T2" style:family="text">
      <style:text-properties style:font-name="Cambria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Cambria" fo:font-size="18pt" style:font-size-asian="18pt" style:font-name-complex="Times New Roman1" style:font-size-complex="18pt"/>
    </style:style>
    <style:style style:name="T4" style:family="text">
      <style:text-properties style:font-name="Cambria" fo:font-size="16pt" style:font-size-asian="16pt" style:font-name-complex="Times New Roman1" style:font-size-complex="16pt"/>
    </style:style>
    <style:style style:name="T5" style:family="text">
      <style:text-properties style:font-name="Cambria" fo:font-style="italic" style:font-style-asian="italic" style:font-name-complex="Times New Roman1" style:font-size-complex="12pt"/>
    </style:style>
    <style:style style:name="T6" style:family="text">
      <style:text-properties style:font-name="Cambria" style:font-size-complex="12pt"/>
    </style:style>
    <style:style style:name="T7" style:family="text">
      <style:text-properties style:font-name-complex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a" style:text-underline-style="none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Warszawa, 17.11.2012</text:span></text:p>
      <text:p text:style-name="P1"/>
      <text:p text:style-name="P4"><text:span text:style-name="T2">Projekt WEDT</text:span></text:p>
      <text:p text:style-name="P3"/>
      <text:p text:style-name="P4"><text:span text:style-name="T3">Kursy akcji na giełdach a informacje.</text:span></text:p>
      <text:p text:style-name="P4"><text:span text:style-name="T4">Dokumentacja wstępna</text:span></text:p>
      <text:p text:style-name="P2"/>
      <text:p text:style-name="P2"/>
      <text:p text:style-name="P2"/>
      <text:p text:style-name="P2"/>
      <text:p text:style-name="P2"/>
      <text:p text:style-name="Standard"><text:span text:style-name="T1">Adrian Wiśniewski,</text:span></text:p>
      <text:p text:style-name="Standard"><text:span text:style-name="T5">nr indeksu 206298</text:span></text:p>
      <text:p text:style-name="Standard"><text:span text:style-name="T1">Jan Wilczak, </text:span></text:p>
      <text:p text:style-name="Standard"><text:span text:style-name="T5">nr indeksu 21469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Toc342065721"/><text:soft-page-break/><text:span text:style-name="T7">Temat projektu</text:span><text:bookmark-end text:name="_Toc342065721"/></text:h>
      <text:p text:style-name="Standard"/>
      <text:p text:style-name="P5">Próba wykorzystania informacji pojawiających się na stronach WWW do prognozowania wyników akcji/indeksów giełdowych bądź innych wskaźników finansowych.</text:p>
      <text:h text:style-name="Heading_20_1" text:outline-level="1"><text:bookmark-start text:name="_Toc342065722"/><text:span text:style-name="T7">Propozycja implementacji</text:span><text:bookmark-end text:name="_Toc342065722"/></text:h>
      <text:p text:style-name="Standard"/>
      <text:p text:style-name="P5">Zbadamy, czy zachowanie spółki giełdowej można opisać przy użyciu ukrytych modeli Markowa. Zakładamy, że spółka jest pewną skończoną maszyną stanów, której struktury nie znamy – możemy natomiast się jej domyślać na podstawie obserwacji pewnych sygnałów. Sygnałami tymi mogą być:</text:p>
      <text:list xml:id="list38539736" text:style-name="WWNum9">
        <text:list-item>
          <text:p text:style-name="P12">Dzienne wahania kursu</text:p>
          <text:list>
            <text:list-item>
              <text:p text:style-name="P12">Trzy wartości: wzrost, brak zmian (lub zmiana nieznaczna) , spadek</text:p>
            </text:list-item>
          </text:list>
        </text:list-item>
        <text:list-item>
          <text:p text:style-name="P12">Czasowniki występujące w wiadomościach dotyczących spółki pojawiających się na portalach internetowych</text:p>
          <text:list>
            <text:list-item>
              <text:p text:style-name="P12">Zastosowanie NLP </text:p>
            </text:list-item>
          </text:list>
        </text:list-item>
        <text:list-item>
          <text:p text:style-name="P12">Indeksu grupy wiadomości </text:p>
          <text:list>
            <text:list-item>
              <text:p text:style-name="P12">Po uprzednim pogrupowaniu wiadomości z użyciem metod text-miningu.</text:p>
            </text:list-item>
          </text:list>
        </text:list-item>
      </text:list>
      <text:p text:style-name="P5">Każdy ze stanów maszyny ma określone prawdopodobieństwa wzrostu, utrzymania i spadku kursu, co pozwala w praktyczny sposób wykorzystać model. Ponadto analiza ilości stanów i połączeń między nimi może dodatkowo umożliwić planowanie w długim horyzoncie czasu. Rozważamy możliwość budowania modelu dla jednej konkretnej spółki lub wielu podobnych spółek.</text:p>
      <text:h text:style-name="Heading_20_1" text:outline-level="1"><text:bookmark-start text:name="_Toc342065723"/>Źródła danych<text:bookmark-end text:name="_Toc342065723"/></text:h>
      <text:h text:style-name="Heading_20_2" text:outline-level="2"><text:bookmark-start text:name="_Toc342065724"/><text:span text:style-name="T11">Komunikaty</text:span><text:bookmark-end text:name="_Toc342065724"/></text:h>
      <text:p text:style-name="Standard"><text:span text:style-name="T6">http://www.money.pl/gielda/spolki_gpw/grupa;lotos;sa,lts,emitent,1.html</text:span></text:p>
      <text:h text:style-name="Heading_20_2" text:outline-level="2"><text:bookmark-start text:name="_Toc342065725"/><text:span text:style-name="T11">Wiadomości</text:span><text:bookmark-end text:name="_Toc342065725"/></text:h>
      <text:p text:style-name="Standard"><text:span text:style-name="T6">http://www.money.pl/gielda/spolki_gpw/grupa;lotos;sa,lts,artykuly,1.html</text:span></text:p>
      <text:h text:style-name="Heading_20_2" text:outline-level="2"><text:bookmark-start text:name="_Toc342065726"/><text:span text:style-name="T11">Rekomendacje</text:span><text:bookmark-end text:name="_Toc342065726"/></text:h>
      <text:p text:style-name="Standard"><text:span text:style-name="T6">http://www.money.pl/gielda/rekomendacje/rekomendacje,457,-1,1.html</text:span></text:p>
      <text:p text:style-name="P6"/>
      <text:h text:style-name="P10" text:outline-level="1"><text:bookmark-start text:name="_Toc342065727"/>Narzędzia<text:bookmark-end text:name="_Toc342065727"/></text:h>
      <text:list xml:id="list38516986" text:style-name="WWNum10">
        <text:list-item>
          <text:p text:style-name="P13">Java <text:s/>- jako język implementacji</text:p>
        </text:list-item>
        <text:list-item>
          <text:p text:style-name="P13">Jahmm <text:s/>- biblioteka do ukrytych modeli Markova</text:p>
          <text:list>
            <text:list-item>
              <text:p text:style-name="P13"><text:a xlink:type="simple" xlink:href="https://code.google.com/p/jahmm/">https://code.google.com/p/jahmm/</text:a></text:p>
            </text:list-item>
          </text:list>
        </text:list-item>
        <text:list-item>
          <text:p text:style-name="P13">Weka <text:s/>- pakiet dataminingowy użyty do grupowania</text:p>
          <text:list>
            <text:list-item>
              <text:p text:style-name="P13"><text:a xlink:type="simple" xlink:href="http://www.cs.waikato.ac.nz/ml/weka/">http://www.cs.waikato.ac.nz/ml/weka/</text:a></text:p>
            </text:list-item>
          </text:list>
        </text:list-item>
        <text:list-item>
          <text:p text:style-name="P13">Morfologik <text:s/>-pakiet NLP</text:p>
          <text:list>
            <text:list-item>
              <text:p text:style-name="P13"><text:a xlink:type="simple" xlink:href="http://morfologik.blogspot.com/">http://morfologik.blogspot.com/</text:a></text:p>
            </text:list-item>
          </text:list>
        </text:list-item>
        <text:list-item>
          <text:p text:style-name="P13">JSoup <text:s/>- <text:s/>pakiet do manipulacji dokumentami html</text:p>
          <text:list>
            <text:list-item>
              <text:p text:style-name="P13"><text:a xlink:type="simple" xlink:href="http://jsoup.org/">http://jsoup.org/</text:a></text:p>
            </text:list-item>
          </text:list>
        </text:list-item>
      </text:list>
      <text:p text:style-name="Standard"/>
      <text:p text:style-name="Standard">Update na brudno:</text:p>
      <text:p text:style-name="Standard">Workflow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h text:style-name="Heading_20_1" text:outline-level="1">Konfiguracja.</text:h>
      <text:p text:style-name="Standard"><text:s/></text:p>
      <text:p text:style-name="P5"><text:s/><text:tab/>Wykorzystanym szkieletem tworzenia aplikacji jest Spring Framework. Dzięki implementacji zasady odwrócenia sterowania („Inversion-of-Control”) pozwala na szybkie i prostsze składanie aplikacji poprzez konfigurację w pliku <text:span text:style-name="T9">app.config.xml</text:span>.</text:p>
      <text:p text:style-name="P5"/>
      <text:p text:style-name="P5"/>
      <text:p text:style-name="P5"/>
      <text:p text:style-name="P5"/>
      <text:p text:style-name="P5"/>
      <text:p text:style-name="P5"/>
      <text:p text:style-name="P5">Właściwość „tasks” pozwalaja na wybór tych elementów, które zostaną uruchomione (a dokładnie ich metody „void execute()”). W ten sposób możemy raz pobrać dane, wykonać stemming i zapis do pliku CSV (funkcjonalność” stockStemmerCSVBuilder”), stworzyć model ARFF („stockWekaARFFBuilder”), a następnie testować klasteryzację używając ostatniego składnika („stockWekaBuilder”).</text:p>
      <text:p text:style-name="P5">Ponadto w pliku konfiguracyjnym znajdują się właściwości każdego z w/w elementów.</text:p>
      <text:h text:style-name="P11" text:outline-level="1">Podział danych</text:h>
      <text:p text:style-name="P14"/>
      <text:p text:style-name="P14"><text:span text:style-name="T8">Narzędzie:</text:span> dataSplitter</text:p>
      <text:p text:style-name="P14"><text:tab/>Stworzone serie danych są następnie dzielone na mniejsze serie poprzez skanowanie oknem o długości &lt;<text:span text:style-name="T10">sequencesSize</text:span>&gt; (przykładowo seria zdarzeń 12345 jest dzielona na serie 123, 234 i 345). Taki podział pozwala otrzymać dużo danych i odpowiada sposobowi odpytywania systemu, który polega na podaniu sekwencji zaczynającej się w dowolnym momencie czasu. Prawdopodobieństwa początkowe stanów modelu Markowa estymują tutaj rozkład stanów wszystkich spółek w dowolnym czasie.</text:p>
      <text:p text:style-name="P14"><text:tab/>Kolejnym krokiem jest losowy podział serii na zbiór trenujący i testowy. Wielkość zbioru testowego określa parametr &lt;<text:span text:style-name="T10">testRatio</text:span>&gt;. Przed podziałem kolekcja wszystkich sekwencji jest losowo permutowana. Sekwencje są zapisane w katalogach &lt;${<text:span text:style-name="T10">trainDir</text:span>}&gt; i &lt;${<text:span text:style-name="T10">testDir</text:span>}&gt; w postaci oddzielnych plików tekstowych, co pozwala w łatwy sposób obejrzeć ich zawartość.</text:p>
      <text:h text:style-name="P9" text:outline-level="1">Budowa modelu</text:h>
      <text:p text:style-name="P14"/>
      <text:p text:style-name="P14"><text:span text:style-name="T8">Narzędzie:</text:span> modelBuilder</text:p>
      <text:p text:style-name="P14"><text:tab/>Model predykcji opiera się o ukryty model Markowa, który jest budowany z utworzonego wcześniej zbioru trenującego. Biblioteka jahmm pozwala utworzyć model Markowa przy użyciu algorytmy k-średnich. Nasza aplikacja pozwala dodatkowo określić ciąg posprocessorów modelu, których zadaniem jest dalsza jego obróbka. Dostępne implementacje:</text:p>
      <text:list xml:id="list39750149" text:style-name="L1">
        <text:list-item>
          <text:p text:style-name="P15"><text:span text:style-name="T13">BwlPostprocessor – używa algorytmu Bauma-Welscha, aby dopasować model do sekwencji trenujących.</text:span></text:p>
        </text:list-item>
        <text:list-item>
          <text:p text:style-name="P15"><text:span text:style-name="T13">ResetInitialProbabilitiesPostprocessor – resetuje prawdopodobieństwa początkowe modelu. Został wprowadzony w obliczu obawy, że prawdopodobieństwa te będą szkodziły w klasyfikacji sekwencji testowych. Okazał się jednak niepraktyczny, ponieważ oba zbiory posiadają bardzo zbliżony rozkład.</text:span></text:p>
        </text:list-item>
      </text:list>
      <text:h text:style-name="P9" text:outline-level="1">Predykcja i ewaluacja</text:h>
      <text:p text:style-name="P14"><text:tab/></text:p>
      <text:p text:style-name="P14"><text:span text:style-name="T8">Narzędzie:</text:span> tester</text:p>
      <text:p text:style-name="P14"><text:tab/>Predykcja opiera się o wprowadzenie do modelu sekwencji testowej, a następnie obliczeniu prawdopodobieństwa, że w kolejnych obserwacjach pierwszy wystąpi wzrost albo spadek. <text:s/>Następnie obie wartości są porównywane ze sobą, a decyzja odpowiada większej. <text:s/>Skuteczność predykcji jest określana na cały zbiorze testowym, jako ocena klasyfikacji binarnej. Aplikacja wyświetla macierz pomyłek oraz metryki takie jak: accuracy, precision, recall i specificity. Pozwala ponadto zasymulować ile użytkownik mógłby zyskać inwestując daną kwotę z pomocą naszej aplikacji.</text:p>
      <text:h text:style-name="P9" text:outline-level="1"><text:soft-page-break/>Wynik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ny" style:font-family-generic="modern" style:font-pitch="fixed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20pt" fo:font-weight="bold" style:font-size-asian="20pt" style:language-asian="pl" style:country-asian="PL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fo:font-size="14pt" style:font-size-asian="14pt" style:font-name-complex="Times New Roman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 style:font-size-asian="14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fo:font-size="12pt" style:font-size-asian="12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2_20_Znak" style:display-name="Nagłówek 2 Znak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2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tosu</meta:initial-creator>
    <meta:editing-cycles>2</meta:editing-cycles>
    <meta:creation-date>2013-01-08T12:27:00</meta:creation-date>
    <dc:date>2013-01-18T20:20:29.49</dc:date>
    <meta:editing-duration>PT1S</meta:editing-duration>
    <meta:generator>OpenOffice.org/3.3$Win32 OpenOffice.org_project/330m20$Build-9567</meta:generator>
    <meta:document-statistic meta:table-count="0" meta:image-count="0" meta:object-count="0" meta:page-count="5" meta:paragraph-count="57" meta:word-count="591" meta:character-count="48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